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8ac" officeooo:paragraph-rsid="000cd8ac"/>
    </style:style>
    <style:style style:name="P2" style:family="paragraph" style:parent-style-name="Standard">
      <style:text-properties officeooo:rsid="000f2b9b" officeooo:paragraph-rsid="000f2b9b"/>
    </style:style>
    <style:style style:name="P3" style:family="paragraph" style:parent-style-name="Standard">
      <style:text-properties officeooo:rsid="000f4dfb" officeooo:paragraph-rsid="000f4dfb"/>
    </style:style>
    <style:style style:name="P4" style:family="paragraph" style:parent-style-name="Standard">
      <style:text-properties officeooo:rsid="0010e9b8" officeooo:paragraph-rsid="0010e9b8"/>
    </style:style>
    <style:style style:name="P5" style:family="paragraph" style:parent-style-name="Standard">
      <style:text-properties officeooo:rsid="001122ef" officeooo:paragraph-rsid="001122ef"/>
    </style:style>
    <style:style style:name="P6" style:family="paragraph" style:parent-style-name="Standard">
      <style:text-properties officeooo:rsid="0013de46" officeooo:paragraph-rsid="0013de46"/>
    </style:style>
    <style:style style:name="P7" style:family="paragraph" style:parent-style-name="Standard">
      <style:text-properties officeooo:rsid="00157835" officeooo:paragraph-rsid="00157835"/>
    </style:style>
    <style:style style:name="T1" style:family="text">
      <style:text-properties officeooo:rsid="000f2b9b"/>
    </style:style>
    <style:style style:name="T2" style:family="text">
      <style:text-properties officeooo:rsid="0012c6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DevOps:</text:p>
      <text:p text:style-name="P1"/>
      <text:p text:style-name="P6">Azure-pipeline.yml</text:p>
      <text:p text:style-name="P1"/>
      <text:p text:style-name="P1">variables:</text:p>
      <text:p text:style-name="P1">name:reporsiotry-name</text:p>
      <text:p text:style-name="P1">value: loyalty-widget</text:p>
      <text:p text:style-name="P1"/>
      <text:p text:style-name="P1">Building Of Jar:</text:p>
      <text:p text:style-name="P1">options: -Dbuild.number = $(Build.BuildNumber) -Dsource.branch=$(Build.SourceBranch)</text:p>
      <text:p text:style-name="P1"/>
      <text:p text:style-name="P1">Login to Container <text:s/>Registry:</text:p>
      <text:p text:style-name="P1">condition: eq(variables[‘Build.SourceBranchName’],’main’)</text:p>
      <text:p text:style-name="P1">inputs:</text:p>
      <text:p text:style-name="P1"><text:s text:c="4"/>command: login</text:p>
      <text:p text:style-name="P1"/>
      <text:p text:style-name="P1">Build Docker Image:</text:p>
      <text:p text:style-name="P1">inputs:</text:p>
      <text:p text:style-name="P1"><text:s text:c="4"/>repository: ${repository-name}</text:p>
      <text:p text:style-name="P1">arguments: ‘--build-arg BUILD_NUMBER=$(Build.BuildNumber) –<text:span text:style-name="T1">build-arg SOURCE_BRANCH=$(Build.SourceBranch)’</text:span></text:p>
      <text:p text:style-name="P1"/>
      <text:p text:style-name="P2">Push Docker Image to Container Registry:</text:p>
      <text:p text:style-name="P2">repository:</text:p>
      <text:p text:style-name="P2">command: push</text:p>
      <text:p text:style-name="P2">tag:’$(Build.BuildNumber)’</text:p>
      <text:p text:style-name="P1"/>
      <text:p text:style-name="P3">Publish Artifacts:</text:p>
      <text:p text:style-name="P4">Publish SAST Report:</text:p>
      <text:p text:style-name="P4">pathToPublish: $(Build.SourceDirectory)/target/sariffile.sarif</text:p>
      <text:p text:style-name="P4"/>
      <text:p text:style-name="P4"/>
      <text:p text:style-name="P5">SpotBugs is maven plugin that is generating sariffile.sarif. <text:span text:style-name="T2">Sarif is json format only.</text:span></text:p>
      <text:p text:style-name="P1"/>
      <text:p text:style-name="P1"/>
      <text:p text:style-name="P7">From Release tab we release it into App Servi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8:11:16.588415648</meta:creation-date>
    <dc:date>2024-11-24T18:36:23.289221529</dc:date>
    <meta:editing-duration>PT14M2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75" meta:character-count="784" meta:non-whitespace-character-count="725"/>
  </office:meta>
</office:document-meta>
</file>